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3.932cm"/>
    </style:style>
    <style:style style:name="co4" style:family="table-column">
      <style:table-column-properties fo:break-before="auto" style:column-width="4.789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3.979cm"/>
    </style:style>
    <style:style style:name="co8" style:family="table-column">
      <style:table-column-properties fo:break-before="auto" style:column-width="22.6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Arkusz2">
      <style:table-properties table:display="true" style:writing-mode="lr-tb"/>
    </style:style>
    <style:style style:name="ta2" style:family="table" style:master-page-name="PageStyle_5f_Arkusz3">
      <style:table-properties table:display="true" style:writing-mode="lr-tb"/>
    </style:style>
    <style:style style:name="ta3" style:family="table" style:master-page-name="PageStyle_5f_Arkusz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afabab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4472c4" style:diagonal-bl-tr="none" style:diagonal-tl-br="none" fo:border="0.74pt solid #000000" style:rotation-align="none"/>
    </style:style>
    <style:style style:name="ce6" style:family="table-cell" style:parent-style-name="Default" style:data-style-name="N2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ed7d31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5eb91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W mikrosekundach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Liczba iteracji</text:p>
          </table:table-cell>
          <table:table-cell table:style-name="ce5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Rust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https://pl.wikipedia.org/wiki/JIT_(informatyka)</text:p>
          </table:table-cell>
          <table:table-cell table:number-columns-repeated="36"/>
          <table:table-cell>
            <draw:frame table:end-cell-address="Arkusz1.BE27" table:end-x="0.793cm" table:end-y="0.026cm" draw:z-index="0" draw:name="Wykres 2" draw:style-name="gr1" draw:text-style-name="P1" svg:width="25.24cm" svg:height="12.419cm" svg:x="0.364cm" svg:y="0.37cm">
              <draw:object draw:notify-on-update-of-ranges="Arkusz1.A3:Arkusz1.A12 Arkusz1.B3:Arkusz1.B12 Arkusz1.C3:Arkusz1.C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0"/>
        </table:table-row>
        <table:table-row table:style-name="ro2">
          <table:table-cell table:style-name="ce3" office:value-type="float" office:value="5000" calcext:value-type="float">
            <text:p>5000</text:p>
          </table:table-cell>
          <table:table-cell table:style-name="ce6" office:value-type="float" office:value="563.18" calcext:value-type="float">
            <text:p>563.18</text:p>
          </table:table-cell>
          <table:table-cell table:style-name="ce6" office:value-type="float" office:value="16479.0558815002" calcext:value-type="float">
            <text:p>16479.06</text:p>
          </table:table-cell>
          <table:table-cell table:style-name="ce10" office:value-type="float" office:value="1338.17" calcext:value-type="float">
            <text:p>1338.17</text:p>
          </table:table-cell>
          <table:table-cell table:style-name="ce10" office:value-type="float" office:value="2862" calcext:value-type="float">
            <text:p>2862</text:p>
          </table:table-cell>
          <table:table-cell table:style-name="ce10" office:value-type="float" office:value="696.3" calcext:value-type="float">
            <text:p>696.3</text:p>
          </table:table-cell>
          <table:table-cell office:value-type="string" calcext:value-type="string">
            <text:p>https://stackoverflow.com/questions/4516778/when-is-java-faster-than-c-or-when-is-jit-faster-then-precompiled</text:p>
          </table:table-cell>
          <table:table-cell table:number-columns-repeated="21"/>
          <table:table-cell>
            <draw:frame table:end-cell-address="Arkusz1.AQ27" table:end-x="0.872cm" table:end-y="0.275cm" draw:z-index="2" draw:name="Wykres 1" draw:style-name="gr1" draw:text-style-name="P1" svg:width="26.566cm" svg:height="12.445cm" svg:x="1.026cm" svg:y="0.106cm">
              <draw:object draw:notify-on-update-of-ranges="Arkusz1.A3:Arkusz1.A12 Arkusz1.B2:Arkusz1.B2 Arkusz1.B3:Arkusz1.B12 Arkusz1.C2:Arkusz1.C2 Arkusz1.C3:Arkusz1.C12 Arkusz1.D2:Arkusz1.D2 Arkusz1.D3:Arkusz1.D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95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7" office:value-type="float" office:value="1189.5" calcext:value-type="float">
            <text:p>1189.50</text:p>
          </table:table-cell>
          <table:table-cell table:style-name="ce7" office:value-type="float" office:value="35719.3827629089" calcext:value-type="float">
            <text:p>35719.38</text:p>
          </table:table-cell>
          <table:table-cell table:style-name="ce11" office:value-type="float" office:value="1373.18" calcext:value-type="float">
            <text:p>1373.18</text:p>
          </table:table-cell>
          <table:table-cell table:style-name="ce11" office:value-type="float" office:value="6033" calcext:value-type="float">
            <text:p>6033</text:p>
          </table:table-cell>
          <table:table-cell table:style-name="ce11" office:value-type="float" office:value="1480.3" calcext:value-type="float">
            <text:p>1480.3</text:p>
          </table:table-cell>
          <table:table-cell table:number-columns-repeated="1018"/>
        </table:table-row>
        <table:table-row table:style-name="ro2">
          <table:table-cell table:style-name="ce3" office:value-type="float" office:value="20000" calcext:value-type="float">
            <text:p>20000</text:p>
          </table:table-cell>
          <table:table-cell table:style-name="ce6" office:value-type="float" office:value="2714.15" calcext:value-type="float">
            <text:p>2714.15</text:p>
          </table:table-cell>
          <table:table-cell table:style-name="ce6" office:value-type="float" office:value="77144.4320678711" calcext:value-type="float">
            <text:p>77144.43</text:p>
          </table:table-cell>
          <table:table-cell table:style-name="ce10" office:value-type="float" office:value="2317.17" calcext:value-type="float">
            <text:p>2317.17</text:p>
          </table:table-cell>
          <table:table-cell table:style-name="ce10" office:value-type="float" office:value="12166" calcext:value-type="float">
            <text:p>12166</text:p>
          </table:table-cell>
          <table:table-cell table:style-name="ce10" office:value-type="float" office:value="3138.5" calcext:value-type="float">
            <text:p>3138.5</text:p>
          </table:table-cell>
          <table:table-cell>
            <draw:frame table:end-cell-address="Arkusz1.U35" table:end-x="1.644cm" table:end-y="0.134cm" draw:z-index="4" draw:name="Wykres 6" draw:style-name="gr1" draw:text-style-name="P1" svg:width="48.684cm" svg:height="15.462cm" svg:x="0.426cm" svg:y="0.209cm">
              <draw:object draw:notify-on-update-of-ranges="Arkusz1.A3:Arkusz1.A12 Arkusz1.B2:Arkusz1.B2 Arkusz1.B3:Arkusz1.B12 Arkusz1.C2:Arkusz1.C2 Arkusz1.C3:Arkusz1.C12 Arkusz1.D2:Arkusz1.D2 Arkusz1.D3:Arkusz1.D12 Arkusz1.E2:Arkusz1.E2 Arkusz1.E3:Arkusz1.E1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4" office:value-type="float" office:value="35000" calcext:value-type="float">
            <text:p>35000</text:p>
          </table:table-cell>
          <table:table-cell table:style-name="ce7" office:value-type="float" office:value="5003.97" calcext:value-type="float">
            <text:p>5003.97</text:p>
          </table:table-cell>
          <table:table-cell table:style-name="ce7" office:value-type="float" office:value="142498.309612274" calcext:value-type="float">
            <text:p>142498.31</text:p>
          </table:table-cell>
          <table:table-cell table:style-name="ce11" office:value-type="float" office:value="4530.41" calcext:value-type="float">
            <text:p>4530.41</text:p>
          </table:table-cell>
          <table:table-cell table:style-name="ce11" office:value-type="float" office:value="21432" calcext:value-type="float">
            <text:p>21432</text:p>
          </table:table-cell>
          <table:table-cell table:style-name="ce11" office:value-type="float" office:value="5688.3" calcext:value-type="float">
            <text:p>5688.3</text:p>
          </table:table-cell>
          <table:table-cell table:number-columns-repeated="1018"/>
        </table:table-row>
        <table:table-row table:style-name="ro2">
          <table:table-cell table:style-name="ce3" office:value-type="float" office:value="55000" calcext:value-type="float">
            <text:p>55000</text:p>
          </table:table-cell>
          <table:table-cell table:style-name="ce6" office:value-type="float" office:value="12301.6" calcext:value-type="float">
            <text:p>12301.60</text:p>
          </table:table-cell>
          <table:table-cell table:style-name="ce6" office:value-type="float" office:value="235310.354232788" calcext:value-type="float">
            <text:p>235310.35</text:p>
          </table:table-cell>
          <table:table-cell table:style-name="ce10" office:value-type="float" office:value="6940.32" calcext:value-type="float">
            <text:p>6940.32</text:p>
          </table:table-cell>
          <table:table-cell table:style-name="ce10" office:value-type="float" office:value="33924" calcext:value-type="float">
            <text:p>33924</text:p>
          </table:table-cell>
          <table:table-cell table:style-name="ce10" office:value-type="float" office:value="9356.8" calcext:value-type="float">
            <text:p>9356.8</text:p>
          </table:table-cell>
          <table:table-cell table:number-columns-repeated="1018"/>
        </table:table-row>
        <table:table-row table:style-name="ro2">
          <table:table-cell table:style-name="ce4" office:value-type="float" office:value="80000" calcext:value-type="float">
            <text:p>80000</text:p>
          </table:table-cell>
          <table:table-cell table:style-name="ce7" office:value-type="float" office:value="21318" calcext:value-type="float">
            <text:p>21318.00</text:p>
          </table:table-cell>
          <table:table-cell table:style-name="ce7" office:value-type="float" office:value="355553.512573242" calcext:value-type="float">
            <text:p>355553.51</text:p>
          </table:table-cell>
          <table:table-cell table:style-name="ce11" office:value-type="float" office:value="10829.12" calcext:value-type="float">
            <text:p>10829.12</text:p>
          </table:table-cell>
          <table:table-cell table:style-name="ce11" office:value-type="float" office:value="54327" calcext:value-type="float">
            <text:p>54327</text:p>
          </table:table-cell>
          <table:table-cell table:style-name="ce11" office:value-type="float" office:value="14070.2" calcext:value-type="float">
            <text:p>14070.2</text:p>
          </table:table-cell>
          <table:table-cell table:number-columns-repeated="1018"/>
        </table:table-row>
        <table:table-row table:style-name="ro2">
          <table:table-cell table:style-name="ce3" office:value-type="float" office:value="110000" calcext:value-type="float">
            <text:p>110000</text:p>
          </table:table-cell>
          <table:table-cell table:style-name="ce6" office:value-type="float" office:value="32765.2" calcext:value-type="float">
            <text:p>32765.20</text:p>
          </table:table-cell>
          <table:table-cell table:style-name="ce6" office:value-type="float" office:value="502118.985652923" calcext:value-type="float">
            <text:p>502118.99</text:p>
          </table:table-cell>
          <table:table-cell table:style-name="ce10" office:value-type="float" office:value="15838.94" calcext:value-type="float">
            <text:p>15838.94</text:p>
          </table:table-cell>
          <table:table-cell table:style-name="ce10" office:value-type="float" office:value="83119" calcext:value-type="float">
            <text:p>83119</text:p>
          </table:table-cell>
          <table:table-cell table:style-name="ce10" office:value-type="float" office:value="19614.9" calcext:value-type="float">
            <text:p>19614.9</text:p>
          </table:table-cell>
          <table:table-cell table:number-columns-repeated="1018"/>
        </table:table-row>
        <table:table-row table:style-name="ro2">
          <table:table-cell table:style-name="ce4" office:value-type="float" office:value="145000" calcext:value-type="float">
            <text:p>145000</text:p>
          </table:table-cell>
          <table:table-cell table:style-name="ce7" office:value-type="float" office:value="45766.2" calcext:value-type="float">
            <text:p>45766.20</text:p>
          </table:table-cell>
          <table:table-cell table:style-name="ce7" office:value-type="float" office:value="678368.647098541" calcext:value-type="float">
            <text:p>678368.65</text:p>
          </table:table-cell>
          <table:table-cell table:style-name="ce11" office:value-type="float" office:value="21534.48" calcext:value-type="float">
            <text:p>21534.48</text:p>
          </table:table-cell>
          <table:table-cell table:style-name="ce11" office:value-type="float" office:value="115919" calcext:value-type="float">
            <text:p>115919</text:p>
          </table:table-cell>
          <table:table-cell table:style-name="ce11" office:value-type="float" office:value="26360.4" calcext:value-type="float">
            <text:p>26360.4</text:p>
          </table:table-cell>
          <table:table-cell table:number-columns-repeated="1018"/>
        </table:table-row>
        <table:table-row table:style-name="ro2">
          <table:table-cell table:style-name="ce3" office:value-type="float" office:value="185000" calcext:value-type="float">
            <text:p>185000</text:p>
          </table:table-cell>
          <table:table-cell table:style-name="ce6" office:value-type="float" office:value="60676.8" calcext:value-type="float">
            <text:p>60676.80</text:p>
          </table:table-cell>
          <table:table-cell table:style-name="ce6" office:value-type="float" office:value="885440.84072113" calcext:value-type="float">
            <text:p>885440.84</text:p>
          </table:table-cell>
          <table:table-cell table:style-name="ce10" office:value-type="float" office:value="28774.32" calcext:value-type="float">
            <text:p>28774.32</text:p>
          </table:table-cell>
          <table:table-cell table:style-name="ce10" office:value-type="float" office:value="153043" calcext:value-type="float">
            <text:p>153043</text:p>
          </table:table-cell>
          <table:table-cell table:style-name="ce10" office:value-type="float" office:value="34464.1" calcext:value-type="float">
            <text:p>34464.1</text:p>
          </table:table-cell>
          <table:table-cell table:number-columns-repeated="1018"/>
        </table:table-row>
        <table:table-row table:style-name="ro2">
          <table:table-cell table:style-name="ce4" office:value-type="float" office:value="230000" calcext:value-type="float">
            <text:p>230000</text:p>
          </table:table-cell>
          <table:table-cell table:style-name="ce7" office:value-type="float" office:value="77918.4" calcext:value-type="float">
            <text:p>77918.40</text:p>
          </table:table-cell>
          <table:table-cell table:style-name="ce7" office:value-type="float" office:value="1119647.81761169" calcext:value-type="float">
            <text:p>1119647.82</text:p>
          </table:table-cell>
          <table:table-cell table:style-name="ce11" office:value-type="float" office:value="36450.88" calcext:value-type="float">
            <text:p>36450.88</text:p>
          </table:table-cell>
          <table:table-cell table:style-name="ce11" office:value-type="float" office:value="195238" calcext:value-type="float">
            <text:p>195238</text:p>
          </table:table-cell>
          <table:table-cell table:style-name="ce11" office:value-type="float" office:value="43969.3" calcext:value-type="float">
            <text:p>43969.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W milisekundach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Liczba iteracji</text:p>
          </table:table-cell>
          <table:table-cell table:style-name="ce5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Rust</text:p>
          </table:table-cell>
          <table:table-cell table:number-columns-repeated="1019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6" table:formula="of:=[.B3]/1000" office:value-type="float" office:value="0.56318" calcext:value-type="float">
            <text:p>0.56</text:p>
          </table:table-cell>
          <table:table-cell table:style-name="ce6" table:formula="of:=[.C3]/1000" office:value-type="float" office:value="16.4790558815002" calcext:value-type="float">
            <text:p>16.48</text:p>
          </table:table-cell>
          <table:table-cell table:style-name="ce3" table:formula="of:=[.D3]/1000" office:value-type="float" office:value="1.33817" calcext:value-type="float">
            <text:p>1.33817</text:p>
          </table:table-cell>
          <table:table-cell table:style-name="ce3" table:formula="of:=[.E3]/1000" office:value-type="float" office:value="2.862" calcext:value-type="float">
            <text:p>2.862</text:p>
          </table:table-cell>
          <table:table-cell table:number-columns-repeated="1019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7" table:formula="of:=[.B4]/1000" office:value-type="float" office:value="1.1895" calcext:value-type="float">
            <text:p>1.19</text:p>
          </table:table-cell>
          <table:table-cell table:style-name="ce7" table:formula="of:=[.C4]/1000" office:value-type="float" office:value="35.7193827629089" calcext:value-type="float">
            <text:p>35.72</text:p>
          </table:table-cell>
          <table:table-cell table:style-name="ce4" table:formula="of:=[.D4]/1000" office:value-type="float" office:value="1.37318" calcext:value-type="float">
            <text:p>1.37318</text:p>
          </table:table-cell>
          <table:table-cell table:style-name="ce3" table:formula="of:=[.E4]/1000" office:value-type="float" office:value="6.033" calcext:value-type="float">
            <text:p>6.033</text:p>
          </table:table-cell>
          <table:table-cell table:number-columns-repeated="1019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6" table:formula="of:=[.B5]/1000" office:value-type="float" office:value="2.71415" calcext:value-type="float">
            <text:p>2.71</text:p>
          </table:table-cell>
          <table:table-cell table:style-name="ce6" table:formula="of:=[.C5]/1000" office:value-type="float" office:value="77.1444320678711" calcext:value-type="float">
            <text:p>77.14</text:p>
          </table:table-cell>
          <table:table-cell table:style-name="ce3" table:formula="of:=[.D5]/1000" office:value-type="float" office:value="2.31717" calcext:value-type="float">
            <text:p>2.31717</text:p>
          </table:table-cell>
          <table:table-cell table:style-name="ce3" table:formula="of:=[.E5]/1000" office:value-type="float" office:value="12.166" calcext:value-type="float">
            <text:p>12.166</text:p>
          </table:table-cell>
          <table:table-cell table:number-columns-repeated="1019"/>
        </table:table-row>
        <table:table-row table:style-name="ro1">
          <table:table-cell table:style-name="ce4" office:value-type="float" office:value="35000" calcext:value-type="float">
            <text:p>35000</text:p>
          </table:table-cell>
          <table:table-cell table:style-name="ce7" table:formula="of:=[.B6]/1000" office:value-type="float" office:value="5.00397" calcext:value-type="float">
            <text:p>5.00</text:p>
          </table:table-cell>
          <table:table-cell table:style-name="ce7" table:formula="of:=[.C6]/1000" office:value-type="float" office:value="142.498309612274" calcext:value-type="float">
            <text:p>142.50</text:p>
          </table:table-cell>
          <table:table-cell table:style-name="ce4" table:formula="of:=[.D6]/1000" office:value-type="float" office:value="4.53041" calcext:value-type="float">
            <text:p>4.53041</text:p>
          </table:table-cell>
          <table:table-cell table:style-name="ce3" table:formula="of:=[.E6]/1000" office:value-type="float" office:value="21.432" calcext:value-type="float">
            <text:p>21.432</text:p>
          </table:table-cell>
          <table:table-cell table:number-columns-repeated="1019"/>
        </table:table-row>
        <table:table-row table:style-name="ro1">
          <table:table-cell table:style-name="ce3" office:value-type="float" office:value="55000" calcext:value-type="float">
            <text:p>55000</text:p>
          </table:table-cell>
          <table:table-cell table:style-name="ce6" table:formula="of:=[.B7]/1000" office:value-type="float" office:value="12.3016" calcext:value-type="float">
            <text:p>12.30</text:p>
          </table:table-cell>
          <table:table-cell table:style-name="ce6" table:formula="of:=[.C7]/1000" office:value-type="float" office:value="235.310354232788" calcext:value-type="float">
            <text:p>235.31</text:p>
          </table:table-cell>
          <table:table-cell table:style-name="ce3" table:formula="of:=[.D7]/1000" office:value-type="float" office:value="6.94032" calcext:value-type="float">
            <text:p>6.94032</text:p>
          </table:table-cell>
          <table:table-cell table:style-name="ce3" table:formula="of:=[.E7]/1000" office:value-type="float" office:value="33.924" calcext:value-type="float">
            <text:p>33.924</text:p>
          </table:table-cell>
          <table:table-cell table:number-columns-repeated="1019"/>
        </table:table-row>
        <table:table-row table:style-name="ro1">
          <table:table-cell table:style-name="ce4" office:value-type="float" office:value="80000" calcext:value-type="float">
            <text:p>80000</text:p>
          </table:table-cell>
          <table:table-cell table:style-name="ce7" table:formula="of:=[.B8]/1000" office:value-type="float" office:value="21.318" calcext:value-type="float">
            <text:p>21.32</text:p>
          </table:table-cell>
          <table:table-cell table:style-name="ce7" table:formula="of:=[.C8]/1000" office:value-type="float" office:value="355.553512573242" calcext:value-type="float">
            <text:p>355.55</text:p>
          </table:table-cell>
          <table:table-cell table:style-name="ce4" table:formula="of:=[.D8]/1000" office:value-type="float" office:value="10.82912" calcext:value-type="float">
            <text:p>10.82912</text:p>
          </table:table-cell>
          <table:table-cell table:style-name="ce3" table:formula="of:=[.E8]/1000" office:value-type="float" office:value="54.327" calcext:value-type="float">
            <text:p>54.327</text:p>
          </table:table-cell>
          <table:table-cell table:number-columns-repeated="22"/>
          <table:table-cell>
            <draw:frame table:end-cell-address="Arkusz1.AQ50" table:end-x="0.475cm" table:end-y="0.223cm" draw:z-index="1" draw:name="Wykres 3" draw:style-name="gr1" draw:text-style-name="P1" svg:width="27.436cm" svg:height="10.849cm" svg:x="1.667cm" svg:y="0.317cm">
              <draw:object draw:notify-on-update-of-ranges="Arkusz1.A24:Arkusz1.A33 Arkusz1.B24:Arkusz1.B33 Arkusz1.C24:Arkusz1.C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  <table:table-cell>
            <draw:frame table:end-cell-address="Arkusz1.BE51" table:end-x="0.245cm" table:end-y="0.441cm" draw:z-index="3" draw:name="Wykres 4" draw:style-name="gr1" draw:text-style-name="P1" svg:width="21.994cm" svg:height="11.709cm" svg:x="1.153cm" svg:y="0.204cm">
              <draw:object draw:notify-on-update-of-ranges="Arkusz1.A24:Arkusz1.A33 Arkusz1.B23:Arkusz1.B23 Arkusz1.B24:Arkusz1.B33 Arkusz1.C23:Arkusz1.C23 Arkusz1.C24:Arkusz1.C33 Arkusz1.D23:Arkusz1.D23 Arkusz1.D24:Arkusz1.D3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table:style-name="ce3" office:value-type="float" office:value="110000" calcext:value-type="float">
            <text:p>110000</text:p>
          </table:table-cell>
          <table:table-cell table:style-name="ce6" table:formula="of:=[.B9]/1000" office:value-type="float" office:value="32.7652" calcext:value-type="float">
            <text:p>32.77</text:p>
          </table:table-cell>
          <table:table-cell table:style-name="ce6" table:formula="of:=[.C9]/1000" office:value-type="float" office:value="502.118985652923" calcext:value-type="float">
            <text:p>502.12</text:p>
          </table:table-cell>
          <table:table-cell table:style-name="ce3" table:formula="of:=[.D9]/1000" office:value-type="float" office:value="15.83894" calcext:value-type="float">
            <text:p>15.83894</text:p>
          </table:table-cell>
          <table:table-cell table:style-name="ce3" table:formula="of:=[.E9]/1000" office:value-type="float" office:value="83.119" calcext:value-type="float">
            <text:p>83.119</text:p>
          </table:table-cell>
          <table:table-cell table:number-columns-repeated="1019"/>
        </table:table-row>
        <table:table-row table:style-name="ro1">
          <table:table-cell table:style-name="ce4" office:value-type="float" office:value="145000" calcext:value-type="float">
            <text:p>145000</text:p>
          </table:table-cell>
          <table:table-cell table:style-name="ce7" table:formula="of:=[.B10]/1000" office:value-type="float" office:value="45.7662" calcext:value-type="float">
            <text:p>45.77</text:p>
          </table:table-cell>
          <table:table-cell table:style-name="ce7" table:formula="of:=[.C10]/1000" office:value-type="float" office:value="678.368647098541" calcext:value-type="float">
            <text:p>678.37</text:p>
          </table:table-cell>
          <table:table-cell table:style-name="ce4" table:formula="of:=[.D10]/1000" office:value-type="float" office:value="21.53448" calcext:value-type="float">
            <text:p>21.53448</text:p>
          </table:table-cell>
          <table:table-cell table:style-name="ce3" table:formula="of:=[.E10]/1000" office:value-type="float" office:value="115.919" calcext:value-type="float">
            <text:p>115.919</text:p>
          </table:table-cell>
          <table:table-cell table:number-columns-repeated="1019"/>
        </table:table-row>
        <table:table-row table:style-name="ro1">
          <table:table-cell table:style-name="ce3" office:value-type="float" office:value="185000" calcext:value-type="float">
            <text:p>185000</text:p>
          </table:table-cell>
          <table:table-cell table:style-name="ce6" table:formula="of:=[.B11]/1000" office:value-type="float" office:value="60.6768" calcext:value-type="float">
            <text:p>60.68</text:p>
          </table:table-cell>
          <table:table-cell table:style-name="ce6" table:formula="of:=[.C11]/1000" office:value-type="float" office:value="885.44084072113" calcext:value-type="float">
            <text:p>885.44</text:p>
          </table:table-cell>
          <table:table-cell table:style-name="ce3" table:formula="of:=[.D11]/1000" office:value-type="float" office:value="28.77432" calcext:value-type="float">
            <text:p>28.77432</text:p>
          </table:table-cell>
          <table:table-cell table:style-name="ce3" table:formula="of:=[.E11]/1000" office:value-type="float" office:value="153.043" calcext:value-type="float">
            <text:p>153.043</text:p>
          </table:table-cell>
          <table:table-cell table:number-columns-repeated="1019"/>
        </table:table-row>
        <table:table-row table:style-name="ro1">
          <table:table-cell table:style-name="ce4" office:value-type="float" office:value="230000" calcext:value-type="float">
            <text:p>230000</text:p>
          </table:table-cell>
          <table:table-cell table:style-name="ce7" table:formula="of:=[.B12]/1000" office:value-type="float" office:value="77.9184" calcext:value-type="float">
            <text:p>77.92</text:p>
          </table:table-cell>
          <table:table-cell table:style-name="ce7" table:formula="of:=[.C12]/1000" office:value-type="float" office:value="1119.64781761169" calcext:value-type="float">
            <text:p>1119.65</text:p>
          </table:table-cell>
          <table:table-cell table:style-name="ce4" table:formula="of:=[.D12]/1000" office:value-type="float" office:value="36.45088" calcext:value-type="float">
            <text:p>36.45088</text:p>
          </table:table-cell>
          <table:table-cell table:style-name="ce3" table:formula="of:=[.E12]/1000" office:value-type="float" office:value="195.238" calcext:value-type="float">
            <text:p>195.23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rkusz3" style:display-name="PageStyle_Arkusz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kusz2" style:display-name="PageStyle_Arkusz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kusz1" style:display-name="PageStyle_Arkusz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zegorz Gil</meta:initial-creator>
    <meta:creation-date>2021-10-28T16:50:29</meta:creation-date>
    <dc:date>2022-07-22T10:58:06.685479860</dc:date>
    <meta:generator>LibreOffice/7.3.4.2$Linux_X86_64 LibreOffice_project/30$Build-2</meta:generator>
    <meta:editing-duration>PT16M34S</meta:editing-duration>
    <meta:editing-cycles>1</meta:editing-cycles>
    <meta:document-statistic meta:table-count="3" meta:cell-count="125" meta:object-count="5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808080" style:text-position="0% 100%" fo:font-family="Calibri" fo:font-size="18pt" fo:letter-spacing="0.053cm" fo:language="pl" fo:country="PL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53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style:rotation-angle="0"/>
      <style:text-properties fo:color="#595959" style:text-position="0% 100%" fo:font-family="Calibri" fo:font-size="9pt" fo:language="pl" fo:country="PL" fo:font-weight="bold" style:font-size-asian="9pt" style:font-weight-asian="bold" style:font-size-complex="9pt" style:font-weight-complex="bold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gap-width="164" chart:overlap="-2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fo:language="pl" fo:country="PL" fo:font-weight="bold" style:font-size-asian="9pt" style:font-weight-asian="bold" style:font-size-complex="9pt" style:font-weight-complex="bold"/>
    </style:style>
    <style:style style:name="ch9" style:family="chart" style:data-style-name="N2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="hatch" draw:fill-color="#deebf7" draw:fill-hatch-name="msFillHatch_20_1" draw:fill-hatch-solid="true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="hatch" draw:fill-color="#fff2cc" draw:fill-hatch-name="msFillHatch_20_2" draw:fill-hatch-solid="true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241cm" svg:height="12.886cm" xlink:href=".." xlink:type="simple" chart:class="chart:bar" chart:style-name="ch1">
        <chart:title svg:x="2.767cm" svg:y="0.393cm" chart:style-name="ch2">
          <text:p>Czas w mikrosekundach w zależności od ilości iteracji</text:p>
        </chart:title>
        <chart:legend chart:legend-position="top" svg:x="10.708cm" svg:y="2.562cm" style:legend-expansion="custom" svg:width="3.119cm" svg:height="0.596cm" style:legend-expansion-aspect-ratio="5.23322147651007" chart:style-name="ch3"/>
        <chart:plot-area chart:style-name="ch4" table:cell-range-address="Arkusz1.A3:Arkusz1.C12" chart:data-source-has-labels="column" svg:x="2.423cm" svg:y="2.978cm" svg:width="22.24cm" svg:height="8.409cm">
          <chart:coordinate-region svg:x="4.27cm" svg:y="3.204cm" svg:width="20.393cm" svg:height="7.633cm"/>
          <chart:axis chart:dimension="x" chart:name="primary-x" chart:style-name="ch5" chartooo:axis-type="auto">
            <chartooo:date-scale/>
            <chart:title svg:x="12.253cm" svg:y="11.699cm" chart:style-name="ch6">
              <text:p>Ilość iteracji
</text:p>
            </chart:title>
            <chart:categories table:cell-range-address="Arkusz1.A3:Arkusz1.A12"/>
          </chart:axis>
          <chart:axis chart:dimension="y" chart:name="primary-y" chart:style-name="ch7">
            <chart:title svg:x="1.279cm" svg:y="9.131cm" chart:style-name="ch8">
              <text:p>Czas w mikrosekundach</text:p>
            </chart:title>
          </chart:axis>
          <chart:series chart:style-name="ch9" chart:values-cell-range-address="Arkusz1.B3:Arkusz1.B12" chart:class="chart:bar">
            <chart:data-point chart:repeated="10"/>
          </chart:series>
          <chart:series chart:style-name="ch10" chart:values-cell-range-address="Arkusz1.C3:Arkusz1.C1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Arkusz1.A3:Arkusz1.A12</svg:desc>
                </draw:g>
              </table:table-cell>
              <table:table-cell office:value-type="float" office:value="563.18">
                <text:p>563.18</text:p>
                <draw:g>
                  <svg:desc>Arkusz1.B3:Arkusz1.B12</svg:desc>
                </draw:g>
              </table:table-cell>
              <table:table-cell office:value-type="float" office:value="16479.0558815002">
                <text:p>16479.0558815002</text:p>
                <draw:g>
                  <svg:desc>Arkusz1.C3:Arkusz1.C1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89.5">
                <text:p>1189.5</text:p>
              </table:table-cell>
              <table:table-cell office:value-type="float" office:value="35719.3827629089">
                <text:p>35719.382762908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714.15">
                <text:p>2714.15</text:p>
              </table:table-cell>
              <table:table-cell office:value-type="float" office:value="77144.4320678711">
                <text:p>77144.4320678711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003.97">
                <text:p>5003.97</text:p>
              </table:table-cell>
              <table:table-cell office:value-type="float" office:value="142498.309612274">
                <text:p>142498.309612274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2301.6">
                <text:p>12301.6</text:p>
              </table:table-cell>
              <table:table-cell office:value-type="float" office:value="235310.354232788">
                <text:p>235310.35423278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1318">
                <text:p>21318</text:p>
              </table:table-cell>
              <table:table-cell office:value-type="float" office:value="355553.512573242">
                <text:p>355553.51257324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32765.2">
                <text:p>32765.2</text:p>
              </table:table-cell>
              <table:table-cell office:value-type="float" office:value="502118.985652923">
                <text:p>502118.985652923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45766.2">
                <text:p>45766.2</text:p>
              </table:table-cell>
              <table:table-cell office:value-type="float" office:value="678368.647098541">
                <text:p>678368.647098541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60676.8">
                <text:p>60676.8</text:p>
              </table:table-cell>
              <table:table-cell office:value-type="float" office:value="885440.84072113">
                <text:p>885440.84072113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77918.4">
                <text:p>77918.4</text:p>
              </table:table-cell>
              <table:table-cell office:value-type="float" office:value="1119647.81761169">
                <text:p>1119647.81761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msFillHatch_20_1" draw:display-name="msFillHatch 1" draw:style="single" draw:color="#5b9bd5" draw:distance="0.05cm" draw:rotation="0"/>
    <draw:hatch draw:name="msFillHatch_20_1_20_-1" draw:display-name="msFillHatch 1 -1" draw:style="single" draw:color="#5b9bd5" draw:distance="0.05cm" draw:rotation="0"/>
    <draw:hatch draw:name="msFillHatch_20_1_20_0" draw:display-name="msFillHatch 1 0" draw:style="single" draw:color="#5b9bd5" draw:distance="0.05cm" draw:rotation="0"/>
    <draw:hatch draw:name="msFillHatch_20_1_20_1" draw:display-name="msFillHatch 1 1" draw:style="single" draw:color="#5b9bd5" draw:distance="0.05cm" draw:rotation="0"/>
    <draw:hatch draw:name="msFillHatch_20_1_20_2" draw:display-name="msFillHatch 1 2" draw:style="single" draw:color="#ed7d31" draw:distance="0.05cm" draw:rotation="0"/>
    <draw:hatch draw:name="msFillHatch_20_2" draw:display-name="msFillHatch 2" draw:style="single" draw:color="#ffc000" draw:distance="0.05cm" draw:rotation="0"/>
    <draw:hatch draw:name="msFillHatch_20_2_20_-1" draw:display-name="msFillHatch 2 -1" draw:style="single" draw:color="#ffc000" draw:distance="0.05cm" draw:rotation="0"/>
    <draw:hatch draw:name="msFillHatch_20_2_20_0" draw:display-name="msFillHatch 2 0" draw:style="single" draw:color="#ffc000" draw:distance="0.05cm" draw:rotation="0"/>
    <draw:hatch draw:name="msFillHatch_20_2_20_1" draw:display-name="msFillHatch 2 1" draw:style="single" draw:color="#ffc000" draw:distance="0.05cm" draw:rotation="0"/>
    <draw:hatch draw:name="msFillHatch_20_2_20_2" draw:display-name="msFillHatch 2 2" draw:style="single" draw:color="#a5a5a5" draw:distance="0.05cm" draw:rotation="0"/>
    <draw:hatch draw:name="msFillHatch_20_3" draw:display-name="msFillHatch 3" draw:style="single" draw:color="#43682b" draw:distance="0.05cm" draw:rotation="0"/>
    <draw:hatch draw:name="msFillHatch_20_3_20_-1" draw:display-name="msFillHatch 3 -1" draw:style="single" draw:color="#43682b" draw:distance="0.05cm" draw:rotation="0"/>
    <draw:hatch draw:name="msFillHatch_20_3_20_0" draw:display-name="msFillHatch 3 0" draw:style="single" draw:color="#ffc000" draw:distance="0.05cm" draw:rotation="0"/>
    <draw:hatch draw:name="msFillHatch_20_4" draw:display-name="msFillHatch 4" draw:style="single" draw:color="#5b9bd5" draw:distance="0.05cm" draw:rotation="0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808080" style:text-position="0% 100%" fo:font-family="Calibri" fo:font-size="18pt" fo:letter-spacing="0.053cm" fo:language="pl" fo:country="PL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53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9pt" fo:language="pl" fo:country="PL" fo:font-weight="bold" style:font-size-asian="9pt" style:font-weight-asian="bold" style:font-size-complex="9pt" style:font-weight-complex="bold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gap-width="164" chart:overlap="-2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fo:language="pl" fo:country="PL" fo:font-weight="bold" style:font-size-asian="9pt" style:font-weight-asian="bold" style:font-size-complex="9pt" style:font-weight-complex="bold"/>
    </style:style>
    <style:style style:name="ch9" style:family="chart" style:data-style-name="N2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="hatch" draw:fill-color="#deebf7" draw:fill-hatch-name="msFillHatch_20_1_20_-1" draw:fill-hatch-solid="true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chart-properties chart:regression-name="" chart:regression-max-degree="2" chart:regression-force-intercept="false" chart:regression-period="2" chart:regression-type="linear"/>
      <style:graphic-properties svg:stroke-width="0.053cm" svg:stroke-color="#5b9bd5" svg:stroke-linecap="round"/>
    </style:style>
    <style:style style:name="ch11" style:family="chart" style:data-style-name="N2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="hatch" draw:fill-color="#fff2cc" draw:fill-hatch-name="msFillHatch_20_2_20_-1" draw:fill-hatch-solid="true" fo:wrap-option="wrap"/>
      <style:text-properties fo:color="#404040" style:text-position="0% 100%" fo:font-family="Calibri" fo:font-size="9pt" style:font-size-asian="9pt" style:font-size-complex="9pt"/>
    </style:style>
    <style:style style:name="ch12" style:family="chart">
      <style:chart-properties chart:regression-name="" chart:regression-max-degree="2" chart:regression-force-intercept="false" chart:regression-period="2" chart:regression-type="polynomial"/>
      <style:graphic-properties svg:stroke-width="0.053cm" svg:stroke-color="#ffc000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7.437cm" svg:height="11.019cm" xlink:href=".." xlink:type="simple" chart:class="chart:bar" chart:style-name="ch1">
        <chart:title svg:x="4.249cm" svg:y="0.356cm" chart:style-name="ch2">
          <text:p>Czas w milisekundach w zależności od ilości iteracji</text:p>
        </chart:title>
        <chart:legend chart:legend-position="top" svg:x="7.077cm" svg:y="1.796cm" style:legend-expansion="wide" chart:style-name="ch3"/>
        <chart:plot-area chart:style-name="ch4" table:cell-range-address="Arkusz1.A24:Arkusz1.C33" chart:data-source-has-labels="column" svg:x="1.639cm" svg:y="2.667cm" svg:width="25.25cm" svg:height="7.071cm">
          <chart:coordinate-region svg:x="2.931cm" svg:y="2.893cm" svg:width="23.958cm" svg:height="6.295cm"/>
          <chart:axis chart:dimension="x" chart:name="primary-x" chart:style-name="ch5" chartooo:axis-type="auto">
            <chartooo:date-scale/>
            <chart:title svg:x="13.241cm" svg:y="9.958cm" chart:style-name="ch6">
              <text:p>Ilość iteracji</text:p>
            </chart:title>
            <chart:categories table:cell-range-address="Arkusz1.A24:Arkusz1.A33"/>
          </chart:axis>
          <chart:axis chart:dimension="y" chart:name="primary-y" chart:style-name="ch7">
            <chart:title svg:x="0.451cm" svg:y="8.006cm" chart:style-name="ch8">
              <text:p>Czas w milisekundach</text:p>
            </chart:title>
          </chart:axis>
          <chart:series chart:style-name="ch9" chart:values-cell-range-address="Arkusz1.B24:Arkusz1.B33" chart:class="chart:bar">
            <chart:regression-curve chart:style-name="ch10"/>
            <chart:data-point chart:repeated="10"/>
          </chart:series>
          <chart:series chart:style-name="ch11" chart:values-cell-range-address="Arkusz1.C24:Arkusz1.C33" chart:class="chart:bar">
            <chart:regression-curve chart:style-name="ch1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Arkusz1.A24:Arkusz1.A33</svg:desc>
                </draw:g>
              </table:table-cell>
              <table:table-cell office:value-type="float" office:value="0.56318">
                <text:p>0.56318</text:p>
                <draw:g>
                  <svg:desc>Arkusz1.B24:Arkusz1.B33</svg:desc>
                </draw:g>
              </table:table-cell>
              <table:table-cell office:value-type="float" office:value="16.4790558815002">
                <text:p>16.4790558815002</text:p>
                <draw:g>
                  <svg:desc>Arkusz1.C24:Arkusz1.C3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895">
                <text:p>1.1895</text:p>
              </table:table-cell>
              <table:table-cell office:value-type="float" office:value="35.7193827629089">
                <text:p>35.719382762908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71415">
                <text:p>2.71415</text:p>
              </table:table-cell>
              <table:table-cell office:value-type="float" office:value="77.1444320678711">
                <text:p>77.1444320678711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.00397">
                <text:p>5.00397</text:p>
              </table:table-cell>
              <table:table-cell office:value-type="float" office:value="142.498309612274">
                <text:p>142.498309612274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2.3016">
                <text:p>12.3016</text:p>
              </table:table-cell>
              <table:table-cell office:value-type="float" office:value="235.310354232788">
                <text:p>235.31035423278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1.318">
                <text:p>21.318</text:p>
              </table:table-cell>
              <table:table-cell office:value-type="float" office:value="355.553512573242">
                <text:p>355.55351257324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32.7652">
                <text:p>32.7652</text:p>
              </table:table-cell>
              <table:table-cell office:value-type="float" office:value="502.118985652923">
                <text:p>502.118985652923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45.7662">
                <text:p>45.7662</text:p>
              </table:table-cell>
              <table:table-cell office:value-type="float" office:value="678.368647098541">
                <text:p>678.368647098541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60.6768">
                <text:p>60.6768</text:p>
              </table:table-cell>
              <table:table-cell office:value-type="float" office:value="885.44084072113">
                <text:p>885.44084072113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77.9184">
                <text:p>77.9184</text:p>
              </table:table-cell>
              <table:table-cell office:value-type="float" office:value="1119.64781761169">
                <text:p>1119.64781761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msFillHatch_20_1" draw:display-name="msFillHatch 1" draw:style="single" draw:color="#5b9bd5" draw:distance="0.05cm" draw:rotation="0"/>
    <draw:hatch draw:name="msFillHatch_20_1_20_-1" draw:display-name="msFillHatch 1 -1" draw:style="single" draw:color="#5b9bd5" draw:distance="0.05cm" draw:rotation="0"/>
    <draw:hatch draw:name="msFillHatch_20_1_20_0" draw:display-name="msFillHatch 1 0" draw:style="single" draw:color="#5b9bd5" draw:distance="0.05cm" draw:rotation="0"/>
    <draw:hatch draw:name="msFillHatch_20_1_20_1" draw:display-name="msFillHatch 1 1" draw:style="single" draw:color="#5b9bd5" draw:distance="0.05cm" draw:rotation="0"/>
    <draw:hatch draw:name="msFillHatch_20_1_20_2" draw:display-name="msFillHatch 1 2" draw:style="single" draw:color="#ed7d31" draw:distance="0.05cm" draw:rotation="0"/>
    <draw:hatch draw:name="msFillHatch_20_2" draw:display-name="msFillHatch 2" draw:style="single" draw:color="#ffc000" draw:distance="0.05cm" draw:rotation="0"/>
    <draw:hatch draw:name="msFillHatch_20_2_20_-1" draw:display-name="msFillHatch 2 -1" draw:style="single" draw:color="#ffc000" draw:distance="0.05cm" draw:rotation="0"/>
    <draw:hatch draw:name="msFillHatch_20_2_20_0" draw:display-name="msFillHatch 2 0" draw:style="single" draw:color="#ffc000" draw:distance="0.05cm" draw:rotation="0"/>
    <draw:hatch draw:name="msFillHatch_20_2_20_1" draw:display-name="msFillHatch 2 1" draw:style="single" draw:color="#ffc000" draw:distance="0.05cm" draw:rotation="0"/>
    <draw:hatch draw:name="msFillHatch_20_2_20_2" draw:display-name="msFillHatch 2 2" draw:style="single" draw:color="#a5a5a5" draw:distance="0.05cm" draw:rotation="0"/>
    <draw:hatch draw:name="msFillHatch_20_3" draw:display-name="msFillHatch 3" draw:style="single" draw:color="#43682b" draw:distance="0.05cm" draw:rotation="0"/>
    <draw:hatch draw:name="msFillHatch_20_3_20_-1" draw:display-name="msFillHatch 3 -1" draw:style="single" draw:color="#43682b" draw:distance="0.05cm" draw:rotation="0"/>
    <draw:hatch draw:name="msFillHatch_20_3_20_0" draw:display-name="msFillHatch 3 0" draw:style="single" draw:color="#ffc000" draw:distance="0.05cm" draw:rotation="0"/>
    <draw:hatch draw:name="msFillHatch_20_4" draw:display-name="msFillHatch 4" draw:style="single" draw:color="#5b9bd5" draw:distance="0.05cm" draw:rotation="0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808080" style:text-position="0% 100%" fo:font-family="Calibri" fo:font-size="18pt" fo:letter-spacing="0.053cm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53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tick-marks-major-inner="false" chart:tick-marks-major-outer="false" chart:logarithmic="false" chart:interval-minor-divisor="5" chart:gap-width="164" chart:overlap="-2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deebf7" draw:fill-hatch-name="msFillHatch_20_1_20_0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fff2cc" draw:fill-hatch-name="msFillHatch_20_2_20_0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d8eacb" draw:fill-hatch-name="msFillHatch_20_3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566cm" svg:height="12.87cm" xlink:href=".." xlink:type="simple" chart:class="chart:bar" chart:style-name="ch1">
        <chart:title svg:x="11.263cm" svg:y="0.393cm" chart:style-name="ch2">
          <text:p>Chart Title</text:p>
        </chart:title>
        <chart:legend chart:legend-position="top" svg:x="11.434cm" svg:y="1.833cm" style:legend-expansion="wide" chart:style-name="ch3"/>
        <chart:plot-area chart:style-name="ch4" table:cell-range-address="Arkusz1.A2:Arkusz1.D12" chart:data-source-has-labels="both" svg:x="0.531cm" svg:y="2.741cm" svg:width="25.504cm" svg:height="9.872cm">
          <chart:coordinate-region svg:x="2.378cm" svg:y="2.967cm" svg:width="23.657cm" svg:height="9.096cm"/>
          <chart:axis chart:dimension="x" chart:name="primary-x" chart:style-name="ch5" chartooo:axis-type="auto">
            <chartooo:date-scale/>
            <chart:categories table:cell-range-address="Arkusz1.A3:Arkusz1.A12"/>
          </chart:axis>
          <chart:axis chart:dimension="y" chart:name="primary-y" chart:style-name="ch6"/>
          <chart:series chart:style-name="ch7" chart:values-cell-range-address="Arkusz1.B3:Arkusz1.B12" chart:label-cell-address="Arkusz1.B2:Arkusz1.B2" chart:class="chart:bar">
            <chart:data-point chart:repeated="10"/>
          </chart:series>
          <chart:series chart:style-name="ch8" chart:values-cell-range-address="Arkusz1.C3:Arkusz1.C12" chart:label-cell-address="Arkusz1.C2:Arkusz1.C2" chart:class="chart:bar">
            <chart:data-point chart:repeated="10"/>
          </chart:series>
          <chart:series chart:style-name="ch9" chart:values-cell-range-address="Arkusz1.D3:Arkusz1.D12" chart:label-cell-address="Arkusz1.D2:Arkusz1.D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Arkusz1.B2:Arkusz1.B2</svg:desc>
                </draw:g>
              </table:table-cell>
              <table:table-cell office:value-type="string">
                <text:p>Python</text:p>
                <draw:g>
                  <svg:desc>Arkusz1.C2:Arkusz1.C2</svg:desc>
                </draw:g>
              </table:table-cell>
              <table:table-cell office:value-type="string">
                <text:p>Java</text:p>
                <draw:g>
                  <svg:desc>Arkusz1.D2:Arkusz1.D2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Arkusz1.A3:Arkusz1.A12</svg:desc>
                </draw:g>
              </table:table-cell>
              <table:table-cell office:value-type="float" office:value="563.18">
                <text:p>563.18</text:p>
                <draw:g>
                  <svg:desc>Arkusz1.B3:Arkusz1.B12</svg:desc>
                </draw:g>
              </table:table-cell>
              <table:table-cell office:value-type="float" office:value="16479.0558815002">
                <text:p>16479.0558815002</text:p>
                <draw:g>
                  <svg:desc>Arkusz1.C3:Arkusz1.C12</svg:desc>
                </draw:g>
              </table:table-cell>
              <table:table-cell office:value-type="float" office:value="1338.17">
                <text:p>1338.17</text:p>
                <draw:g>
                  <svg:desc>Arkusz1.D3:Arkusz1.D1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89.5">
                <text:p>1189.5</text:p>
              </table:table-cell>
              <table:table-cell office:value-type="float" office:value="35719.3827629089">
                <text:p>35719.3827629089</text:p>
              </table:table-cell>
              <table:table-cell office:value-type="float" office:value="1373.18">
                <text:p>1373.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714.15">
                <text:p>2714.15</text:p>
              </table:table-cell>
              <table:table-cell office:value-type="float" office:value="77144.4320678711">
                <text:p>77144.4320678711</text:p>
              </table:table-cell>
              <table:table-cell office:value-type="float" office:value="2317.17">
                <text:p>2317.1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003.97">
                <text:p>5003.97</text:p>
              </table:table-cell>
              <table:table-cell office:value-type="float" office:value="142498.309612274">
                <text:p>142498.309612274</text:p>
              </table:table-cell>
              <table:table-cell office:value-type="float" office:value="4530.41">
                <text:p>4530.4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2301.6">
                <text:p>12301.6</text:p>
              </table:table-cell>
              <table:table-cell office:value-type="float" office:value="235310.354232788">
                <text:p>235310.354232788</text:p>
              </table:table-cell>
              <table:table-cell office:value-type="float" office:value="6940.32">
                <text:p>6940.3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1318">
                <text:p>21318</text:p>
              </table:table-cell>
              <table:table-cell office:value-type="float" office:value="355553.512573242">
                <text:p>355553.512573242</text:p>
              </table:table-cell>
              <table:table-cell office:value-type="float" office:value="10829.12">
                <text:p>10829.1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32765.2">
                <text:p>32765.2</text:p>
              </table:table-cell>
              <table:table-cell office:value-type="float" office:value="502118.985652923">
                <text:p>502118.985652923</text:p>
              </table:table-cell>
              <table:table-cell office:value-type="float" office:value="15838.94">
                <text:p>15838.94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45766.2">
                <text:p>45766.2</text:p>
              </table:table-cell>
              <table:table-cell office:value-type="float" office:value="678368.647098541">
                <text:p>678368.647098541</text:p>
              </table:table-cell>
              <table:table-cell office:value-type="float" office:value="21534.48">
                <text:p>21534.48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60676.8">
                <text:p>60676.8</text:p>
              </table:table-cell>
              <table:table-cell office:value-type="float" office:value="885440.84072113">
                <text:p>885440.84072113</text:p>
              </table:table-cell>
              <table:table-cell office:value-type="float" office:value="28774.32">
                <text:p>28774.32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77918.4">
                <text:p>77918.4</text:p>
              </table:table-cell>
              <table:table-cell office:value-type="float" office:value="1119647.81761169">
                <text:p>1119647.81761169</text:p>
              </table:table-cell>
              <table:table-cell office:value-type="float" office:value="36450.88">
                <text:p>36450.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msFillHatch_20_1" draw:display-name="msFillHatch 1" draw:style="single" draw:color="#5b9bd5" draw:distance="0.05cm" draw:rotation="0"/>
    <draw:hatch draw:name="msFillHatch_20_1_20_-1" draw:display-name="msFillHatch 1 -1" draw:style="single" draw:color="#5b9bd5" draw:distance="0.05cm" draw:rotation="0"/>
    <draw:hatch draw:name="msFillHatch_20_1_20_0" draw:display-name="msFillHatch 1 0" draw:style="single" draw:color="#5b9bd5" draw:distance="0.05cm" draw:rotation="0"/>
    <draw:hatch draw:name="msFillHatch_20_1_20_1" draw:display-name="msFillHatch 1 1" draw:style="single" draw:color="#5b9bd5" draw:distance="0.05cm" draw:rotation="0"/>
    <draw:hatch draw:name="msFillHatch_20_1_20_2" draw:display-name="msFillHatch 1 2" draw:style="single" draw:color="#ed7d31" draw:distance="0.05cm" draw:rotation="0"/>
    <draw:hatch draw:name="msFillHatch_20_2" draw:display-name="msFillHatch 2" draw:style="single" draw:color="#ffc000" draw:distance="0.05cm" draw:rotation="0"/>
    <draw:hatch draw:name="msFillHatch_20_2_20_-1" draw:display-name="msFillHatch 2 -1" draw:style="single" draw:color="#ffc000" draw:distance="0.05cm" draw:rotation="0"/>
    <draw:hatch draw:name="msFillHatch_20_2_20_0" draw:display-name="msFillHatch 2 0" draw:style="single" draw:color="#ffc000" draw:distance="0.05cm" draw:rotation="0"/>
    <draw:hatch draw:name="msFillHatch_20_2_20_1" draw:display-name="msFillHatch 2 1" draw:style="single" draw:color="#ffc000" draw:distance="0.05cm" draw:rotation="0"/>
    <draw:hatch draw:name="msFillHatch_20_2_20_2" draw:display-name="msFillHatch 2 2" draw:style="single" draw:color="#a5a5a5" draw:distance="0.05cm" draw:rotation="0"/>
    <draw:hatch draw:name="msFillHatch_20_3" draw:display-name="msFillHatch 3" draw:style="single" draw:color="#43682b" draw:distance="0.05cm" draw:rotation="0"/>
    <draw:hatch draw:name="msFillHatch_20_3_20_-1" draw:display-name="msFillHatch 3 -1" draw:style="single" draw:color="#43682b" draw:distance="0.05cm" draw:rotation="0"/>
    <draw:hatch draw:name="msFillHatch_20_3_20_0" draw:display-name="msFillHatch 3 0" draw:style="single" draw:color="#ffc000" draw:distance="0.05cm" draw:rotation="0"/>
    <draw:hatch draw:name="msFillHatch_20_4" draw:display-name="msFillHatch 4" draw:style="single" draw:color="#5b9bd5" draw:distance="0.05cm" draw:rotation="0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808080" style:text-position="0% 100%" fo:font-family="Calibri" fo:font-size="18pt" fo:letter-spacing="0.053cm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53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tick-marks-major-inner="false" chart:tick-marks-major-outer="false" chart:logarithmic="false" chart:interval-minor-divisor="5" chart:gap-width="164" chart:overlap="-2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deebf7" draw:fill-hatch-name="msFillHatch_20_1_20_1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period="2" chart:regression-type="polynomial"/>
      <style:graphic-properties svg:stroke-width="0.053cm" svg:stroke-color="#5b9bd5" svg:stroke-linecap="round"/>
    </style:style>
    <style:style style:name="ch9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fff2cc" draw:fill-hatch-name="msFillHatch_20_2_20_1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period="2" chart:regression-type="polynomial"/>
      <style:graphic-properties svg:stroke-width="0.053cm" svg:stroke-color="#ffc000" svg:stroke-linecap="round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d8eacb" draw:fill-hatch-name="msFillHatch_20_3_20_-1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period="2" chart:regression-type="polynomial"/>
      <style:graphic-properties svg:stroke-width="0.053cm" svg:stroke-color="#43682b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996cm" svg:height="11.879cm" xlink:href=".." xlink:type="simple" chart:class="chart:bar" chart:style-name="ch1">
        <chart:title svg:x="8.978cm" svg:y="0.373cm" chart:style-name="ch2">
          <text:p>Chart Title</text:p>
        </chart:title>
        <chart:legend chart:legend-position="top" svg:x="5.376cm" svg:y="1.812cm" style:legend-expansion="wide" chart:style-name="ch3"/>
        <chart:plot-area chart:style-name="ch4" table:cell-range-address="Arkusz1.A23:Arkusz1.D33" chart:data-source-has-labels="both" svg:x="0.439cm" svg:y="3.252cm" svg:width="21.118cm" svg:height="8.39cm">
          <chart:coordinate-region svg:x="1.731cm" svg:y="3.479cm" svg:width="19.826cm" svg:height="7.613cm"/>
          <chart:axis chart:dimension="x" chart:name="primary-x" chart:style-name="ch5" chartooo:axis-type="auto">
            <chartooo:date-scale/>
            <chart:categories table:cell-range-address="Arkusz1.A24:Arkusz1.A33"/>
          </chart:axis>
          <chart:axis chart:dimension="y" chart:name="primary-y" chart:style-name="ch6"/>
          <chart:series chart:style-name="ch7" chart:values-cell-range-address="Arkusz1.B24:Arkusz1.B33" chart:label-cell-address="Arkusz1.B23:Arkusz1.B23" chart:class="chart:bar">
            <chart:regression-curve chart:style-name="ch8"/>
            <chart:data-point chart:repeated="10"/>
          </chart:series>
          <chart:series chart:style-name="ch9" chart:values-cell-range-address="Arkusz1.C24:Arkusz1.C33" chart:label-cell-address="Arkusz1.C23:Arkusz1.C23" chart:class="chart:bar">
            <chart:regression-curve chart:style-name="ch10"/>
            <chart:data-point chart:repeated="10"/>
          </chart:series>
          <chart:series chart:style-name="ch11" chart:values-cell-range-address="Arkusz1.D24:Arkusz1.D33" chart:label-cell-address="Arkusz1.D23:Arkusz1.D23" chart:class="chart:bar">
            <chart:regression-curve chart:style-name="ch1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Arkusz1.B23:Arkusz1.B23</svg:desc>
                </draw:g>
              </table:table-cell>
              <table:table-cell office:value-type="string">
                <text:p>Python</text:p>
                <draw:g>
                  <svg:desc>Arkusz1.C23:Arkusz1.C23</svg:desc>
                </draw:g>
              </table:table-cell>
              <table:table-cell office:value-type="string">
                <text:p>Java</text:p>
                <draw:g>
                  <svg:desc>Arkusz1.D23:Arkusz1.D23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Arkusz1.A24:Arkusz1.A33</svg:desc>
                </draw:g>
              </table:table-cell>
              <table:table-cell office:value-type="float" office:value="0.56318">
                <text:p>0.56318</text:p>
                <draw:g>
                  <svg:desc>Arkusz1.B24:Arkusz1.B33</svg:desc>
                </draw:g>
              </table:table-cell>
              <table:table-cell office:value-type="float" office:value="16.4790558815002">
                <text:p>16.4790558815002</text:p>
                <draw:g>
                  <svg:desc>Arkusz1.C24:Arkusz1.C33</svg:desc>
                </draw:g>
              </table:table-cell>
              <table:table-cell office:value-type="float" office:value="1.33817">
                <text:p>1.33817</text:p>
                <draw:g>
                  <svg:desc>Arkusz1.D24:Arkusz1.D3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895">
                <text:p>1.1895</text:p>
              </table:table-cell>
              <table:table-cell office:value-type="float" office:value="35.7193827629089">
                <text:p>35.7193827629089</text:p>
              </table:table-cell>
              <table:table-cell office:value-type="float" office:value="1.37318">
                <text:p>1.373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71415">
                <text:p>2.71415</text:p>
              </table:table-cell>
              <table:table-cell office:value-type="float" office:value="77.1444320678711">
                <text:p>77.1444320678711</text:p>
              </table:table-cell>
              <table:table-cell office:value-type="float" office:value="2.31717">
                <text:p>2.3171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.00397">
                <text:p>5.00397</text:p>
              </table:table-cell>
              <table:table-cell office:value-type="float" office:value="142.498309612274">
                <text:p>142.498309612274</text:p>
              </table:table-cell>
              <table:table-cell office:value-type="float" office:value="4.53041">
                <text:p>4.5304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2.3016">
                <text:p>12.3016</text:p>
              </table:table-cell>
              <table:table-cell office:value-type="float" office:value="235.310354232788">
                <text:p>235.310354232788</text:p>
              </table:table-cell>
              <table:table-cell office:value-type="float" office:value="6.94032">
                <text:p>6.9403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1.318">
                <text:p>21.318</text:p>
              </table:table-cell>
              <table:table-cell office:value-type="float" office:value="355.553512573242">
                <text:p>355.553512573242</text:p>
              </table:table-cell>
              <table:table-cell office:value-type="float" office:value="10.82912">
                <text:p>10.8291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32.7652">
                <text:p>32.7652</text:p>
              </table:table-cell>
              <table:table-cell office:value-type="float" office:value="502.118985652923">
                <text:p>502.118985652923</text:p>
              </table:table-cell>
              <table:table-cell office:value-type="float" office:value="15.83894">
                <text:p>15.83894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45.7662">
                <text:p>45.7662</text:p>
              </table:table-cell>
              <table:table-cell office:value-type="float" office:value="678.368647098541">
                <text:p>678.368647098541</text:p>
              </table:table-cell>
              <table:table-cell office:value-type="float" office:value="21.53448">
                <text:p>21.53448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60.6768">
                <text:p>60.6768</text:p>
              </table:table-cell>
              <table:table-cell office:value-type="float" office:value="885.44084072113">
                <text:p>885.44084072113</text:p>
              </table:table-cell>
              <table:table-cell office:value-type="float" office:value="28.77432">
                <text:p>28.77432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77.9184">
                <text:p>77.9184</text:p>
              </table:table-cell>
              <table:table-cell office:value-type="float" office:value="1119.64781761169">
                <text:p>1119.64781761169</text:p>
              </table:table-cell>
              <table:table-cell office:value-type="float" office:value="36.45088">
                <text:p>36.450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msFillHatch_20_1" draw:display-name="msFillHatch 1" draw:style="single" draw:color="#5b9bd5" draw:distance="0.05cm" draw:rotation="0"/>
    <draw:hatch draw:name="msFillHatch_20_1_20_-1" draw:display-name="msFillHatch 1 -1" draw:style="single" draw:color="#5b9bd5" draw:distance="0.05cm" draw:rotation="0"/>
    <draw:hatch draw:name="msFillHatch_20_1_20_0" draw:display-name="msFillHatch 1 0" draw:style="single" draw:color="#5b9bd5" draw:distance="0.05cm" draw:rotation="0"/>
    <draw:hatch draw:name="msFillHatch_20_1_20_1" draw:display-name="msFillHatch 1 1" draw:style="single" draw:color="#5b9bd5" draw:distance="0.05cm" draw:rotation="0"/>
    <draw:hatch draw:name="msFillHatch_20_1_20_2" draw:display-name="msFillHatch 1 2" draw:style="single" draw:color="#ed7d31" draw:distance="0.05cm" draw:rotation="0"/>
    <draw:hatch draw:name="msFillHatch_20_2" draw:display-name="msFillHatch 2" draw:style="single" draw:color="#ffc000" draw:distance="0.05cm" draw:rotation="0"/>
    <draw:hatch draw:name="msFillHatch_20_2_20_-1" draw:display-name="msFillHatch 2 -1" draw:style="single" draw:color="#ffc000" draw:distance="0.05cm" draw:rotation="0"/>
    <draw:hatch draw:name="msFillHatch_20_2_20_0" draw:display-name="msFillHatch 2 0" draw:style="single" draw:color="#ffc000" draw:distance="0.05cm" draw:rotation="0"/>
    <draw:hatch draw:name="msFillHatch_20_2_20_1" draw:display-name="msFillHatch 2 1" draw:style="single" draw:color="#ffc000" draw:distance="0.05cm" draw:rotation="0"/>
    <draw:hatch draw:name="msFillHatch_20_2_20_2" draw:display-name="msFillHatch 2 2" draw:style="single" draw:color="#a5a5a5" draw:distance="0.05cm" draw:rotation="0"/>
    <draw:hatch draw:name="msFillHatch_20_3" draw:display-name="msFillHatch 3" draw:style="single" draw:color="#43682b" draw:distance="0.05cm" draw:rotation="0"/>
    <draw:hatch draw:name="msFillHatch_20_3_20_-1" draw:display-name="msFillHatch 3 -1" draw:style="single" draw:color="#43682b" draw:distance="0.05cm" draw:rotation="0"/>
    <draw:hatch draw:name="msFillHatch_20_3_20_0" draw:display-name="msFillHatch 3 0" draw:style="single" draw:color="#ffc000" draw:distance="0.05cm" draw:rotation="0"/>
    <draw:hatch draw:name="msFillHatch_20_4" draw:display-name="msFillHatch 4" draw:style="single" draw:color="#5b9bd5" draw:distance="0.05cm" draw:rotation="0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808080" style:text-position="0% 100%" fo:font-family="Calibri" fo:font-size="18pt" fo:letter-spacing="0.053cm" fo:language="pl" fo:country="PL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53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tick-marks-major-inner="false" chart:tick-marks-major-outer="false" chart:logarithmic="false" chart:interval-minor-divisor="5" chart:gap-width="164" chart:overlap="-2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fbe5d6" draw:fill-hatch-name="msFillHatch_20_1_20_2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period="2" chart:regression-type="polynomial"/>
      <style:graphic-properties svg:stroke-width="0.053cm" svg:stroke-color="#ed7d31" svg:stroke-linecap="round"/>
    </style:style>
    <style:style style:name="ch9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ededed" draw:fill-hatch-name="msFillHatch_20_2_20_2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period="2" chart:regression-type="polynomial"/>
      <style:graphic-properties svg:stroke-width="0.053cm" svg:stroke-color="#a5a5a5" svg:stroke-linecap="round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fff2cc" draw:fill-hatch-name="msFillHatch_20_3_20_0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period="2" chart:regression-type="polynomial"/>
      <style:graphic-properties svg:stroke-width="0.053cm" svg:stroke-color="#ffc000" svg:stroke-linecap="round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hatch" draw:fill-color="#deebf7" draw:fill-hatch-name="msFillHatch_20_4" draw:fill-hatch-solid="true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polynomial"/>
      <style:graphic-properties svg:stroke-width="0.053cm" svg:stroke-color="#5b9bd5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48.685cm" svg:height="15.463cm" xlink:href=".." xlink:type="simple" chart:class="chart:bar" chart:style-name="ch1">
        <chart:title svg:x="14.489cm" svg:y="0.445cm" chart:style-name="ch2">
          <text:p>Czas w mikrosekundach w zależności od ilości iteracji</text:p>
        </chart:title>
        <chart:legend chart:legend-position="top" svg:x="13.257cm" svg:y="1.885cm" style:legend-expansion="wide" chart:style-name="ch3"/>
        <chart:plot-area chart:style-name="ch4" table:cell-range-address="Arkusz1.A2:Arkusz1.E12" chart:data-source-has-labels="both" svg:x="1.408cm" svg:y="1.73cm" svg:width="46.59cm" svg:height="13.206cm">
          <chart:coordinate-region svg:x="3.255cm" svg:y="1.956cm" svg:width="44.743cm" svg:height="12.43cm"/>
          <chart:axis chart:dimension="x" chart:name="primary-x" chart:style-name="ch5" chartooo:axis-type="auto">
            <chartooo:date-scale/>
            <chart:categories table:cell-range-address="Arkusz1.A3:Arkusz1.A12"/>
          </chart:axis>
          <chart:axis chart:dimension="y" chart:name="primary-y" chart:style-name="ch6"/>
          <chart:series chart:style-name="ch7" chart:values-cell-range-address="Arkusz1.B3:Arkusz1.B12" chart:label-cell-address="Arkusz1.B2:Arkusz1.B2" chart:class="chart:bar">
            <chart:regression-curve chart:style-name="ch8"/>
            <chart:data-point chart:repeated="10"/>
          </chart:series>
          <chart:series chart:style-name="ch9" chart:values-cell-range-address="Arkusz1.C3:Arkusz1.C12" chart:label-cell-address="Arkusz1.C2:Arkusz1.C2" chart:class="chart:bar">
            <chart:regression-curve chart:style-name="ch10"/>
            <chart:data-point chart:repeated="10"/>
          </chart:series>
          <chart:series chart:style-name="ch11" chart:values-cell-range-address="Arkusz1.D3:Arkusz1.D12" chart:label-cell-address="Arkusz1.D2:Arkusz1.D2" chart:class="chart:bar">
            <chart:regression-curve chart:style-name="ch12"/>
            <chart:data-point chart:repeated="10"/>
          </chart:series>
          <chart:series chart:style-name="ch13" chart:values-cell-range-address="Arkusz1.E3:Arkusz1.E12" chart:label-cell-address="Arkusz1.E2:Arkusz1.E2" chart:class="chart:bar">
            <chart:regression-curv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Arkusz1.B2:Arkusz1.B2</svg:desc>
                </draw:g>
              </table:table-cell>
              <table:table-cell office:value-type="string">
                <text:p>Python</text:p>
                <draw:g>
                  <svg:desc>Arkusz1.C2:Arkusz1.C2</svg:desc>
                </draw:g>
              </table:table-cell>
              <table:table-cell office:value-type="string">
                <text:p>Java</text:p>
                <draw:g>
                  <svg:desc>Arkusz1.D2:Arkusz1.D2</svg:desc>
                </draw:g>
              </table:table-cell>
              <table:table-cell office:value-type="string">
                <text:p>Rust</text:p>
                <draw:g>
                  <svg:desc>Arkusz1.E2:Arkusz1.E2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Arkusz1.A3:Arkusz1.A12</svg:desc>
                </draw:g>
              </table:table-cell>
              <table:table-cell office:value-type="float" office:value="563.18">
                <text:p>563.18</text:p>
                <draw:g>
                  <svg:desc>Arkusz1.B3:Arkusz1.B12</svg:desc>
                </draw:g>
              </table:table-cell>
              <table:table-cell office:value-type="float" office:value="16479.0558815002">
                <text:p>16479.0558815002</text:p>
                <draw:g>
                  <svg:desc>Arkusz1.C3:Arkusz1.C12</svg:desc>
                </draw:g>
              </table:table-cell>
              <table:table-cell office:value-type="float" office:value="1338.17">
                <text:p>1338.17</text:p>
                <draw:g>
                  <svg:desc>Arkusz1.D3:Arkusz1.D12</svg:desc>
                </draw:g>
              </table:table-cell>
              <table:table-cell office:value-type="float" office:value="2862">
                <text:p>2862</text:p>
                <draw:g>
                  <svg:desc>Arkusz1.E3:Arkusz1.E1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89.5">
                <text:p>1189.5</text:p>
              </table:table-cell>
              <table:table-cell office:value-type="float" office:value="35719.3827629089">
                <text:p>35719.3827629089</text:p>
              </table:table-cell>
              <table:table-cell office:value-type="float" office:value="1373.18">
                <text:p>1373.18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714.15">
                <text:p>2714.15</text:p>
              </table:table-cell>
              <table:table-cell office:value-type="float" office:value="77144.4320678711">
                <text:p>77144.4320678711</text:p>
              </table:table-cell>
              <table:table-cell office:value-type="float" office:value="2317.17">
                <text:p>2317.17</text:p>
              </table:table-cell>
              <table:table-cell office:value-type="float" office:value="12166">
                <text:p>1216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003.97">
                <text:p>5003.97</text:p>
              </table:table-cell>
              <table:table-cell office:value-type="float" office:value="142498.309612274">
                <text:p>142498.309612274</text:p>
              </table:table-cell>
              <table:table-cell office:value-type="float" office:value="4530.41">
                <text:p>4530.41</text:p>
              </table:table-cell>
              <table:table-cell office:value-type="float" office:value="21432">
                <text:p>2143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2301.6">
                <text:p>12301.6</text:p>
              </table:table-cell>
              <table:table-cell office:value-type="float" office:value="235310.354232788">
                <text:p>235310.354232788</text:p>
              </table:table-cell>
              <table:table-cell office:value-type="float" office:value="6940.32">
                <text:p>6940.32</text:p>
              </table:table-cell>
              <table:table-cell office:value-type="float" office:value="33924">
                <text:p>3392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1318">
                <text:p>21318</text:p>
              </table:table-cell>
              <table:table-cell office:value-type="float" office:value="355553.512573242">
                <text:p>355553.512573242</text:p>
              </table:table-cell>
              <table:table-cell office:value-type="float" office:value="10829.12">
                <text:p>10829.12</text:p>
              </table:table-cell>
              <table:table-cell office:value-type="float" office:value="54327">
                <text:p>54327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32765.2">
                <text:p>32765.2</text:p>
              </table:table-cell>
              <table:table-cell office:value-type="float" office:value="502118.985652923">
                <text:p>502118.985652923</text:p>
              </table:table-cell>
              <table:table-cell office:value-type="float" office:value="15838.94">
                <text:p>15838.94</text:p>
              </table:table-cell>
              <table:table-cell office:value-type="float" office:value="83119">
                <text:p>83119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45766.2">
                <text:p>45766.2</text:p>
              </table:table-cell>
              <table:table-cell office:value-type="float" office:value="678368.647098541">
                <text:p>678368.647098541</text:p>
              </table:table-cell>
              <table:table-cell office:value-type="float" office:value="21534.48">
                <text:p>21534.48</text:p>
              </table:table-cell>
              <table:table-cell office:value-type="float" office:value="115919">
                <text:p>115919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60676.8">
                <text:p>60676.8</text:p>
              </table:table-cell>
              <table:table-cell office:value-type="float" office:value="885440.84072113">
                <text:p>885440.84072113</text:p>
              </table:table-cell>
              <table:table-cell office:value-type="float" office:value="28774.32">
                <text:p>28774.32</text:p>
              </table:table-cell>
              <table:table-cell office:value-type="float" office:value="153043">
                <text:p>153043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77918.4">
                <text:p>77918.4</text:p>
              </table:table-cell>
              <table:table-cell office:value-type="float" office:value="1119647.81761169">
                <text:p>1119647.81761169</text:p>
              </table:table-cell>
              <table:table-cell office:value-type="float" office:value="36450.88">
                <text:p>36450.88</text:p>
              </table:table-cell>
              <table:table-cell office:value-type="float" office:value="195238">
                <text:p>195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msFillHatch_20_1" draw:display-name="msFillHatch 1" draw:style="single" draw:color="#5b9bd5" draw:distance="0.05cm" draw:rotation="0"/>
    <draw:hatch draw:name="msFillHatch_20_1_20_-1" draw:display-name="msFillHatch 1 -1" draw:style="single" draw:color="#5b9bd5" draw:distance="0.05cm" draw:rotation="0"/>
    <draw:hatch draw:name="msFillHatch_20_1_20_0" draw:display-name="msFillHatch 1 0" draw:style="single" draw:color="#5b9bd5" draw:distance="0.05cm" draw:rotation="0"/>
    <draw:hatch draw:name="msFillHatch_20_1_20_1" draw:display-name="msFillHatch 1 1" draw:style="single" draw:color="#5b9bd5" draw:distance="0.05cm" draw:rotation="0"/>
    <draw:hatch draw:name="msFillHatch_20_1_20_2" draw:display-name="msFillHatch 1 2" draw:style="single" draw:color="#ed7d31" draw:distance="0.05cm" draw:rotation="0"/>
    <draw:hatch draw:name="msFillHatch_20_2" draw:display-name="msFillHatch 2" draw:style="single" draw:color="#ffc000" draw:distance="0.05cm" draw:rotation="0"/>
    <draw:hatch draw:name="msFillHatch_20_2_20_-1" draw:display-name="msFillHatch 2 -1" draw:style="single" draw:color="#ffc000" draw:distance="0.05cm" draw:rotation="0"/>
    <draw:hatch draw:name="msFillHatch_20_2_20_0" draw:display-name="msFillHatch 2 0" draw:style="single" draw:color="#ffc000" draw:distance="0.05cm" draw:rotation="0"/>
    <draw:hatch draw:name="msFillHatch_20_2_20_1" draw:display-name="msFillHatch 2 1" draw:style="single" draw:color="#ffc000" draw:distance="0.05cm" draw:rotation="0"/>
    <draw:hatch draw:name="msFillHatch_20_2_20_2" draw:display-name="msFillHatch 2 2" draw:style="single" draw:color="#a5a5a5" draw:distance="0.05cm" draw:rotation="0"/>
    <draw:hatch draw:name="msFillHatch_20_3" draw:display-name="msFillHatch 3" draw:style="single" draw:color="#43682b" draw:distance="0.05cm" draw:rotation="0"/>
    <draw:hatch draw:name="msFillHatch_20_3_20_-1" draw:display-name="msFillHatch 3 -1" draw:style="single" draw:color="#43682b" draw:distance="0.05cm" draw:rotation="0"/>
    <draw:hatch draw:name="msFillHatch_20_3_20_0" draw:display-name="msFillHatch 3 0" draw:style="single" draw:color="#ffc000" draw:distance="0.05cm" draw:rotation="0"/>
    <draw:hatch draw:name="msFillHatch_20_4" draw:display-name="msFillHatch 4" draw:style="single" draw:color="#5b9bd5" draw:distance="0.05cm" draw:rotation="0"/>
  </office:styles>
</office:document-styles>
</file>